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b9b" officeooo:paragraph-rsid="0007f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1:59:38.072619685</meta:creation-date>
    <dc:date>2022-07-06T11:59:53.319078467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4.2$Linux_X86_64 LibreOffice_project/30$Build-2</meta:generator>
  </office:meta>
</office:document-meta>
</file>